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ot-vs-ecutrho" table:style-name="ta1">
        <table:shapes>
          <draw:frame draw:z-index="0" draw:style-name="gr1" draw:text-style-name="P1" svg:width="8.8126in" svg:height="4.0677in" svg:x="2.6102in" svg:y="0.1846in">
            <draw:object draw:notify-on-update-of-ranges="'etot-vs-ecutrho'.A2:'etot-vs-ecutrho'.A14 'etot-vs-ecutrho'.B1:'etot-vs-ecutrho'.B1 'etot-vs-ecutrho'.B2:'etot-vs-ecutrho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cutrho</text:p>
          </table:table-cell>
          <table:table-cell table:style-name="ce1" office:value-type="string" calcext:value-type="string">
            <text:p>eto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53.17479707" calcext:value-type="float">
            <text:p>-353.174797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53.13683969" calcext:value-type="float">
            <text:p>-353.136839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53.03511969" calcext:value-type="float">
            <text:p>-353.035119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52.945081" calcext:value-type="float">
            <text:p>-352.9450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52.84315955" calcext:value-type="float">
            <text:p>-352.843159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52.78492179" calcext:value-type="float">
            <text:p>-352.78492179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-352.76061656" calcext:value-type="float">
            <text:p>-352.760616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52.75376677" calcext:value-type="float">
            <text:p>-352.753766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52.75439552" calcext:value-type="float">
            <text:p>-352.754395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52.75543129" calcext:value-type="float">
            <text:p>-352.755431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52.75540381" calcext:value-type="float">
            <text:p>-352.7554038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52.7548686" calcext:value-type="float">
            <text:p>-352.75486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52.75423589" calcext:value-type="float">
            <text:p>-352.75423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2T12:42:15.338827455</dc:date>
    <meta:editing-duration>PT3M23S</meta:editing-duration>
    <meta:editing-cycles>2</meta:editing-cycles>
    <meta:generator>LibreOffice/7.3.7.2$Linux_X86_64 LibreOffice_project/3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53.2" chart:maximum="-352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85cm" svg:height="10.333cm" xlink:href=".." xlink:type="simple" chart:class="chart:scatter" chart:style-name="ch1">
        <chart:legend chart:legend-position="end" svg:x="20.459cm" svg:y="4.867cm" style:legend-expansion="high" chart:style-name="ch2"/>
        <chart:plot-area chart:style-name="ch3" table:cell-range-address="'etot-vs-ecutrho'.A2:'etot-vs-ecutrho'.B14 'etot-vs-ecutrho'.B1:'etot-vs-ecutrho'.B1" chart:data-source-has-labels="row" svg:x="0.447cm" svg:y="0.206cm" svg:width="19.565cm" svg:height="9.921cm">
          <chart:coordinate-region svg:x="1.836cm" svg:y="0.405cm" svg:width="17.896cm" svg:height="9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tot-vs-ecutrho'.B2:'etot-vs-ecutrho'.B14" chart:label-cell-address="'etot-vs-ecutrho'.B1:'etot-vs-ecutrho'.B1" chart:class="chart:scatter">
            <chart:domain table:cell-range-address="'etot-vs-ecutrho'.A2:'etot-vs-ecutrho'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ot</text:p>
                <draw:g>
                  <svg:desc>'etot-vs-ecutrho'.B1:'etot-vs-ecutrh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etot-vs-ecutrho'.A2:'etot-vs-ecutrho'.A14</svg:desc>
                </draw:g>
              </table:table-cell>
              <table:table-cell office:value-type="float" office:value="-353.17479707">
                <text:p>-353.17479707</text:p>
                <draw:g>
                  <svg:desc>'etot-vs-ecutrho'.B2:'etot-vs-ecutrho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-353.13683969">
                <text:p>-353.13683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-353.03511969">
                <text:p>-353.03511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-352.945081">
                <text:p>-352.945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-352.84315955">
                <text:p>-352.84315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  <table:table-cell office:value-type="float" office:value="-352.78492179">
                <text:p>-352.78492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-352.76061656">
                <text:p>-352.76061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">
                <text:p>165</text:p>
              </table:table-cell>
              <table:table-cell office:value-type="float" office:value="-352.75376677">
                <text:p>-352.7537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-352.75439552">
                <text:p>-352.75439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-352.75543129">
                <text:p>-352.75543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-352.75540381">
                <text:p>-352.75540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">
                <text:p>225</text:p>
              </table:table-cell>
              <table:table-cell office:value-type="float" office:value="-352.7548686">
                <text:p>-352.7548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-352.75423589">
                <text:p>-352.75423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